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family-generic="swiss" style:font-pitch="variable"/>
    <style:font-face style:name="Cambria Math" svg:font-family="'Cambria Math'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</style:style>
    <style:style style:name="P2" style:family="paragraph" style:parent-style-name="Standard">
      <style:paragraph-properties fo:margin-left="1.251cm" fo:margin-right="0cm" fo:margin-top="0.101cm" fo:margin-bottom="0.101cm" style:contextual-spacing="false" fo:line-height="115%" fo:text-align="start" style:justify-single-word="false" fo:text-indent="0cm" style:auto-text-indent="false"/>
    </style:style>
    <style:style style:name="P3" style:family="paragraph" style:parent-style-name="Standard">
      <style:paragraph-properties fo:margin-left="2.501cm" fo:margin-right="0cm" fo:margin-top="0.302cm" fo:margin-bottom="0.302cm" style:contextual-spacing="false" fo:line-height="115%" fo:text-align="start" style:justify-single-word="false" fo:text-indent="0cm" style:auto-text-indent="false"/>
    </style:style>
    <style:style style:name="P4" style:family="paragraph" style:parent-style-name="Standard">
      <style:paragraph-properties fo:margin-left="2.501cm" fo:margin-right="0cm" fo:margin-top="0.101cm" fo:margin-bottom="0.101cm" style:contextual-spacing="false" fo:line-height="115%" fo:text-align="start" style:justify-single-word="false" fo:text-indent="0cm" style:auto-text-indent="false"/>
    </style:style>
    <style:style style:name="P5" style:family="paragraph" style:parent-style-name="Standard">
      <style:paragraph-properties fo:margin-left="2.501cm" fo:margin-right="0cm" fo:line-height="115%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.101cm" fo:margin-bottom="0.101cm" style:contextual-spacing="false" fo:line-height="115%" fo:text-align="start" style:justify-single-word="false" fo:text-indent="0cm" style:auto-text-indent="false"/>
    </style:style>
    <style:style style:name="P7" style:family="paragraph" style:parent-style-name="Standard">
      <style:paragraph-properties fo:margin-top="0.101cm" fo:margin-bottom="0.101cm" style:contextual-spacing="false" fo:line-height="115%" fo:text-align="start" style:justify-single-word="false"/>
    </style:style>
    <style:style style:name="P8" style:family="paragraph" style:parent-style-name="Standard">
      <style:paragraph-properties fo:margin-left="3.752cm" fo:margin-right="0cm" fo:margin-top="0.402cm" fo:margin-bottom="0.402cm" style:contextual-spacing="false" fo:line-height="115%" fo:text-align="start" style:justify-single-word="false" fo:text-indent="0cm" style:auto-text-indent="false"/>
      <style:text-properties officeooo:paragraph-rsid="000f8e5f"/>
    </style:style>
    <style:style style:name="P9" style:family="paragraph" style:parent-style-name="Standard">
      <style:paragraph-properties fo:margin-top="0.201cm" fo:margin-bottom="0.201cm" style:contextual-spacing="false" fo:line-height="115%" fo:text-align="center" style:justify-single-word="false"/>
      <style:text-properties style:use-window-font-color="true" loext:opacity="0%" style:font-name="Calibri Light" fo:font-size="12pt" fo:font-weight="bold" fo:background-color="transparent" style:font-name-asian="Calibri Light" style:font-name-complex="Calibri Light"/>
    </style:style>
    <style:style style:name="P10" style:family="paragraph" style:parent-style-name="Standard">
      <style:paragraph-properties fo:margin-top="0.201cm" fo:margin-bottom="0.201cm" style:contextual-spacing="false" fo:line-height="115%" fo:text-align="start" style:justify-single-word="false"/>
      <style:text-properties style:use-window-font-color="true" loext:opacity="0%" style:font-name="Calibri Light" fo:font-size="10pt" fo:font-weight="normal" fo:background-color="transparent" style:font-name-asian="Calibri Light" style:font-name-complex="Calibri Light"/>
    </style:style>
    <style:style style:name="P11" style:family="paragraph" style:parent-style-name="Standard">
      <style:paragraph-properties fo:margin-left="1.251cm" fo:margin-right="0cm" fo:margin-top="0.101cm" fo:margin-bottom="0.101cm" style:contextual-spacing="false" fo:line-height="115%" fo:text-align="start" style:justify-single-word="false" fo:text-indent="0cm" style:auto-text-indent="false"/>
      <style:text-properties style:use-window-font-color="true" loext:opacity="0%" style:font-name="Calibri Light" fo:font-size="9pt" fo:font-weight="normal" fo:background-color="transparent" style:font-name-asian="Calibri Light" style:font-name-complex="Calibri Light"/>
    </style:style>
    <style:style style:name="P12" style:family="paragraph" style:parent-style-name="Standard">
      <style:paragraph-properties fo:margin-left="2.501cm" fo:margin-right="0cm" fo:margin-top="0.101cm" fo:margin-bottom="0.101cm" style:contextual-spacing="false" fo:line-height="115%" fo:text-align="start" style:justify-single-word="false" fo:text-indent="0cm" style:auto-text-indent="false"/>
      <style:text-properties style:use-window-font-color="true" loext:opacity="0%" style:font-name="Calibri Light" fo:font-size="9pt" fo:font-weight="normal" fo:background-color="transparent" style:font-name-asian="Calibri Light" style:font-name-complex="Calibri Light"/>
    </style:style>
    <style:style style:name="P13" style:family="paragraph" style:parent-style-name="Standard">
      <style:paragraph-properties fo:margin-top="0.101cm" fo:margin-bottom="0.101cm" style:contextual-spacing="false" fo:line-height="115%" fo:text-align="end" style:justify-single-word="false"/>
      <style:text-properties style:use-window-font-color="true" loext:opacity="0%" style:font-name="Calibri Light" fo:font-size="8pt" fo:font-weight="bold" fo:background-color="transparent" style:font-name-asian="Calibri Light" style:font-name-complex="Calibri Light"/>
    </style:style>
    <style:style style:name="P14" style:family="paragraph" style:parent-style-name="Standard">
      <style:paragraph-properties fo:line-height="115%" fo:text-align="end" style:justify-single-word="false"/>
      <style:text-properties fo:color="#000000" loext:opacity="100%" style:font-name="Calibri Light" fo:font-size="8pt" fo:font-weight="bold" fo:background-color="transparent" style:font-name-asian="Calibri Light" style:font-name-complex="Calibri Light"/>
    </style:style>
    <style:style style:name="P1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9pt" fo:font-weight="bold" style:font-size-asian="9pt" style:font-weight-asian="bold" style:font-size-complex="9pt" style:font-weight-complex="bold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15%" fo:text-align="start" style:justify-single-word="false" fo:text-indent="0cm" style:auto-text-indent="false"/>
      <style:text-properties fo:font-size="9pt" fo:font-weight="bold" style:font-size-asian="9pt" style:font-weight-asian="bold" style:font-size-complex="9pt" style:font-weight-complex="bold"/>
    </style:style>
    <style:style style:name="P17" style:family="paragraph" style:parent-style-name="Standard">
      <style:paragraph-properties fo:margin-left="0cm" fo:margin-right="0cm" fo:margin-top="0.101cm" fo:margin-bottom="0.101cm" style:contextual-spacing="false" fo:line-height="115%" fo:text-align="start" style:justify-single-word="false" fo:text-indent="0cm" style:auto-text-indent="false"/>
      <style:text-properties fo:font-size="9pt" fo:font-weight="bold"/>
    </style:style>
    <style:style style:name="P18" style:family="paragraph" style:parent-style-name="Standard" style:list-style-name="L1">
      <style:paragraph-properties fo:line-height="115%" fo:text-align="start" style:justify-single-word="false"/>
    </style:style>
    <style:style style:name="T1" style:family="text">
      <style:text-properties style:use-window-font-color="true" loext:opacity="0%" style:font-name="Calibri Light" fo:font-size="10pt" fo:font-weight="normal" fo:background-color="transparent" loext:char-shading-value="0" style:font-name-asian="Calibri Light" style:font-name-complex="Calibri Light"/>
    </style:style>
    <style:style style:name="T2" style:family="text">
      <style:text-properties style:use-window-font-color="true" loext:opacity="0%" style:font-name="Calibri Light" fo:font-size="10pt" fo:font-weight="bold" fo:background-color="transparent" loext:char-shading-value="0" style:font-name-asian="Calibri Light" style:font-name-complex="Calibri Light"/>
    </style:style>
    <style:style style:name="T3" style:family="text">
      <style:text-properties style:use-window-font-color="true" loext:opacity="0%" style:font-name="Calibri Light" fo:font-size="9pt" fo:font-weight="normal" fo:background-color="transparent" loext:char-shading-value="0" style:font-name-asian="Calibri Light" style:font-name-complex="Calibri Light"/>
    </style:style>
    <style:style style:name="T4" style:family="text">
      <style:text-properties style:use-window-font-color="true" loext:opacity="0%" style:font-name="Calibri Light" fo:font-size="9pt" fo:font-style="italic" fo:font-weight="bold" fo:background-color="transparent" loext:char-shading-value="0" style:font-name-asian="Calibri Light" style:font-name-complex="Calibri Light"/>
    </style:style>
    <style:style style:name="T5" style:family="text">
      <style:text-properties style:use-window-font-color="true" loext:opacity="0%" style:font-name="Calibri Light" fo:font-size="8pt" fo:font-style="italic" fo:font-weight="bold" fo:background-color="transparent" loext:char-shading-value="0" style:font-name-asian="Calibri Light" style:font-name-complex="Calibri Light"/>
    </style:style>
    <style:style style:name="T6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7" style:family="text">
      <style:text-properties style:use-window-font-color="true" loext:opacity="0%" style:font-name="Cambria Math" fo:font-size="8pt" fo:font-style="italic" fo:font-weight="bold" fo:background-color="transparent" loext:char-shading-value="0" style:font-name-asian="Cambria Math" style:font-name-complex="Cambria Math"/>
    </style:style>
    <style:style style:name="T8" style:family="text">
      <style:text-properties style:use-window-font-color="true" loext:opacity="0%" style:text-position="super 58%" style:font-name="Calibri Light" fo:font-size="8pt" fo:font-style="italic" fo:font-weight="bold" fo:background-color="transparent" loext:char-shading-value="0" style:font-name-asian="Calibri Light" style:font-name-complex="Calibri Light"/>
    </style:style>
    <style:style style:name="T9" style:family="text">
      <style:text-properties fo:color="#666666" loext:opacity="100%" style:font-name="Calibri Light" fo:font-size="8pt" fo:font-style="italic" fo:font-weight="bold" fo:background-color="transparent" loext:char-shading-value="0" style:font-name-asian="Calibri Light" style:font-name-complex="Calibri Light"/>
    </style:style>
    <style:style style:name="T10" style:family="text">
      <style:text-properties fo:color="#666666" loext:opacity="100%" style:font-name="Calibri Light" fo:font-size="8pt" fo:font-style="italic" fo:font-weight="normal" fo:background-color="transparent" loext:char-shading-value="0" style:font-name-asian="Calibri Light" style:font-name-complex="Calibri Light"/>
    </style:style>
    <style:style style:name="T11" style:family="text">
      <style:text-properties fo:color="#666666" loext:opacity="100%" style:font-name="Cambria Math" fo:font-size="8pt" fo:font-style="italic" fo:font-weight="normal" fo:background-color="transparent" loext:char-shading-value="0" style:font-name-asian="Cambria Math" style:font-name-complex="Cambria Math"/>
    </style:style>
    <style:style style:name="T12" style:family="text">
      <style:text-properties fo:color="#666666" loext:opacity="100%" style:text-position="super 58%" style:font-name="Calibri Light" fo:font-size="8pt" fo:font-style="italic" fo:font-weight="normal" fo:background-color="transparent" loext:char-shading-value="0" style:font-name-asian="Calibri Light" style:font-name-complex="Calibri Light"/>
    </style:style>
    <style:style style:name="T13" style:family="text">
      <style:text-properties fo:font-size="9pt" fo:font-weight="bold" style:font-size-asian="9pt" style:font-weight-asian="bold" style:font-size-complex="9pt" style:font-weight-complex="bold"/>
    </style:style>
    <style:style style:name="T14" style:family="text">
      <style:text-properties style:font-size-asian="9pt" style:font-weight-asian="bold" style:font-size-complex="9pt" style:font-weight-complex="bold"/>
    </style:style>
    <style:style style:name="T15" style:family="text">
      <style:text-properties officeooo:rsid="000fcbab"/>
    </style:style>
    <text:list-style style:name="L1">
      <text:list-level-style-bullet text:level="1" loext:num-list-format="%1%" text:bullet-char="•">
        <style:list-level-properties text:space-before="4.367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jercicios Funciones MySQL</text:p>
      <text:p text:style-name="P10">Realiza los siguientes ejercicios propuestos mediante el Workbench de MySQL. Una vez realizados los ejercicios, comprueba que todas las condiciones funcionan de forma correcta.</text:p>
      <text:p text:style-name="P14">RAND</text:p>
      <text:p text:style-name="P1"/>
      <text:p text:style-name="P1"><text:span text:style-name="T2">Ejercicio 1.- </text:span><text:span text:style-name="T1">Realiza una función donde el usuario dicte un </text:span><text:span text:style-name="T2">rango</text:span><text:span text:style-name="T1">, y la máquina muestre un número aleatorio dentro de dicho rango.</text:span></text:p>
      <text:p text:style-name="P2"><text:span text:style-name="T3">- El usuario </text:span><text:span text:style-name="T4">insertará 2 números</text:span><text:span text:style-name="T3"> en la ejecución de la función</text:span></text:p>
      <text:p text:style-name="P11">- La máquina obtendrá un número aleatorio contenido en dicho rango</text:p>
      <text:p text:style-name="P2"><text:span text:style-name="T3">- La función mostrará el número aleatorio insertado en una frase (por ejemplo, “El número aleatorio es 17</text:span><text:span text:style-name="T1">”)</text:span></text:p>
      <text:p text:style-name="P1"/>
      <text:p text:style-name="P15">DELIMITER //<text:line-break/>create function ej1(num1 int, num2 int) returns varchar(50) no sql<text:line-break/>begin<text:line-break/>declare resultado varchar(50);<text:line-break/><text:line-break/>if num1 &gt; num2 then<text:line-break/>set resultado=concat("el numero aleatorio es ", rand()*(num1 - num2) + num2);<text:line-break/>else<text:line-break/>set resultado=concat("el numero aleatorio es ", rand()*(num2 - num1) + num1);<text:line-break/>end if;<text:line-break/><text:line-break/>return resultado;<text:line-break/>END//<text:span text:style-name="T6"/></text:p>
      <text:p text:style-name="P1"/>
      <text:p text:style-name="P1"><text:span text:style-name="T2">Ejercicio 2.-</text:span><text:span text:style-name="T1"> Realiza una función donde el usuario trate de </text:span><text:span text:style-name="T2">acertar el número</text:span><text:span text:style-name="T1"> que obtenga la máquina de forma aleatoria. </text:span></text:p>
      <text:p text:style-name="P11">- La máquina obtendrá un número del 5 al 10 (ambos incluidos)</text:p>
      <text:p text:style-name="P2"><text:span text:style-name="T3">- El usuario </text:span><text:span text:style-name="T4">insertará 2 números</text:span><text:span text:style-name="T3"> en la ejecución de la función</text:span></text:p>
      <text:p text:style-name="P11">- Si el usuario acierta el número de la máquina, la función mostrará la frase “Has acertado”</text:p>
      <text:p text:style-name="P11">- Si el usuario no acierta el número de la máquina, la función mostrará la frase “Has fallado”</text:p>
      <text:p text:style-name="P11"/>
      <text:p text:style-name="P16">DELIMITER //<text:line-break/>create function ej2(num1 int, num2 int) returns varchar(50) no sql<text:line-break/>begin<text:line-break/>declare aleatorio int;<text:line-break/>declare resultado varchar(50);<text:line-break/>set aleatorio=rand()*(10-5)+5;<text:line-break/><text:line-break/>if aleatorio = num1 or aleatorio = num2 then<text:line-break/>set resultado="has acertado";<text:line-break/>else <text:line-break/>set resultado="has fallado";<text:line-break/>end if;<text:line-break/>return resultado;<text:line-break/><text:line-break/>END//<text:span text:style-name="T6"/></text:p>
      <text:p text:style-name="P14"/>
      <text:p text:style-name="P14"/>
      <text:p text:style-name="P14"/>
      <text:p text:style-name="P14"><text:soft-page-break/>POWER</text:p>
      <text:p text:style-name="P7"><text:span text:style-name="T2"/></text:p>
      <text:p text:style-name="P7"><text:span text:style-name="T2">Ejercicio 3.-</text:span><text:span text:style-name="T1"> Realiza una función que muestre las </text:span><text:span text:style-name="T2">primeras 3 potencias </text:span><text:span text:style-name="T1">de un número.</text:span></text:p>
      <text:p text:style-name="P2"><text:span text:style-name="T3">- El usuario </text:span><text:span text:style-name="T4">insertará 1 número</text:span><text:span text:style-name="T3"> en la ejecución de la función</text:span></text:p>
      <text:p text:style-name="P11">- La máquina obtendrá las 3 primeras potencias de dicho número</text:p>
      <text:p text:style-name="P11">- La función mostrará el resultado en una frase (por ejemplo, “Las 3 primeras potencias del número 2 son 1, 2 y 4”)</text:p>
      <text:p text:style-name="P3"><text:span text:style-name="T9">Ejemplo)</text:span><text:span text:style-name="T10"> El usuario inserta el número 5</text:span></text:p>
      <text:list text:style-name="L1">
        <text:list-item>
          <text:p text:style-name="P18"><text:span text:style-name="T10">1ª potencia </text:span><text:span text:style-name="T11">→</text:span><text:span text:style-name="T10"> 5</text:span><text:span text:style-name="T12">0</text:span><text:span text:style-name="T10"> = 1</text:span></text:p>
        </text:list-item>
        <text:list-item>
          <text:p text:style-name="P18"><text:span text:style-name="T10">2ª potencia </text:span><text:span text:style-name="T11">→</text:span><text:span text:style-name="T10"> 5</text:span><text:span text:style-name="T12">1</text:span><text:span text:style-name="T10"> = 5</text:span></text:p>
        </text:list-item>
        <text:list-item>
          <text:p text:style-name="P18"><text:span text:style-name="T10">3ª potencia </text:span><text:span text:style-name="T11">→</text:span><text:span text:style-name="T10"> 5</text:span><text:span text:style-name="T12">2</text:span><text:span text:style-name="T10"> = 25</text:span></text:p>
        </text:list-item>
      </text:list>
      <text:p text:style-name="P4"><text:span text:style-name="T10"><text:tab/></text:span><text:span text:style-name="T9">Resultado:</text:span><text:span text:style-name="T10"> <text:s/>Las 3 primeras potencias del número 5 son 1, 5 y 25</text:span></text:p>
      <text:p text:style-name="P5"/>
      <text:p text:style-name="P15">DELIMITER //<text:line-break/>create function ej3(num1 int) returns varchar(50) no sql<text:line-break/>begin<text:line-break/>declare resultado varchar(50);<text:line-break/>set resultado=concat("las 3 primeras potencias son: ", power(num1, 0), ", ", power(num1, 1), ", ", power(num1, 2));<text:line-break/>return resultado;<text:line-break/>END//<text:span text:style-name="T6"/></text:p>
      <text:p text:style-name="P15"/>
      <text:p text:style-name="P7"><text:span text:style-name="T2">Ejercicio 4.- </text:span><text:span text:style-name="T1">Realiza una función que calcule la </text:span><text:span text:style-name="T2">potencia</text:span><text:span text:style-name="T1"> de un número.</text:span></text:p>
      <text:p text:style-name="P2"><text:span text:style-name="T3">- El usuario</text:span><text:span text:style-name="T4"> insertará 2 números</text:span><text:span text:style-name="T3"> en la ejecución de la función</text:span></text:p>
      <text:p text:style-name="P12">- El primer número será la base</text:p>
      <text:p text:style-name="P12">- El segundo número será el exponente</text:p>
      <text:p text:style-name="P11">- La máquina obtendrá el resultado del número elevado a dicho exponente</text:p>
      <text:p text:style-name="P11">- La función mostrará el resultado en una frase (por ejemplo, “El número 2 elevado a 4 es igual a 16”)</text:p>
      <text:p text:style-name="P17"><text:span text:style-name="T14">DELIMITER //<text:line-break/>create function ej4(num1 int, num2 int) returns varchar(50) no sql<text:line-break/>begin<text:line-break/>declare resultado varchar(50);<text:line-break/>set resultado=concat("El numero ", num1, " elevado a ", num2, " es igual a ", power(num1, num2));<text:line-break/>return resultado;<text:line-break/>END//</text:span></text:p>
      <text:p text:style-name="P13">SQRT</text:p>
      <text:p text:style-name="P7"><text:span text:style-name="T2">Ejercicio 5.-</text:span><text:span text:style-name="T1"> Realiza una función que calcule la </text:span><text:span text:style-name="T2">hipotenusa</text:span><text:span text:style-name="T1"> de un triangulo rectángulo.</text:span></text:p>
      <text:p text:style-name="P2"><text:span text:style-name="T3">- El usuario</text:span><text:span text:style-name="T4"> insertará 2 números </text:span><text:span text:style-name="T3">en la ejecución de la función (base y altura)</text:span></text:p>
      <text:p text:style-name="P11">- La máquina obtendrá el resultado de la operación</text:p>
      <text:p text:style-name="P11">- La función mostrará el resultado en una frase (por ejemplo, “<text:span text:style-name="T15">La hipotenusa del triangulo es 7</text:span>”)</text:p>
      <text:p text:style-name="P8"><text:span text:style-name="T5">Formula </text:span><text:span text:style-name="T7">→</text:span><text:span text:style-name="T5"> Hipotenusa</text:span><text:span text:style-name="T8">2</text:span><text:span text:style-name="T5"> = base</text:span><text:span text:style-name="T8">2</text:span><text:span text:style-name="T5"> + altura</text:span><text:span text:style-name="T8">2</text:span><text:span text:style-name="T5"> </text:span></text:p>
      <text:p text:style-name="P6"><text:span text:style-name="T13">DELIMITER //<text:line-break/>create function ej5(base int, altura int) returns varchar(50) no sql<text:line-break/>begin<text:line-break/>declare resultado varchar(50);<text:line-break/>declare hipotenusa decimal(6,3);<text:line-break/>set hipotenusa=sqrt(power(base,2)+power(altura,2));<text:line-break/></text:span><text:soft-page-break/><text:span text:style-name="T13">set resultado=concat("el resultado es: ", hipotenusa);<text:line-break/>return resultado;<text:line-break/>END//</text:span></text:p>
      <text:p text:style-name="P13">MOD</text:p>
      <text:p text:style-name="P7"><text:span text:style-name="T2">Ejercicio 6.-</text:span><text:span text:style-name="T1"> Realiza una función que dicte si un número es </text:span><text:span text:style-name="T2">par o impar</text:span><text:span text:style-name="T1">.</text:span></text:p>
      <text:p text:style-name="P2"><text:span text:style-name="T3">- El usuario</text:span><text:span text:style-name="T4"> insertará 1 número </text:span><text:span text:style-name="T3">en la ejecución de la función</text:span></text:p>
      <text:p text:style-name="P11">- La función devolverá el resultado en una frase (por ejemplo, “El número 3 es impar”)</text:p>
      <text:p text:style-name="P6"/>
      <text:p text:style-name="P16">DELIMITER //<text:line-break/>create function ej6(num int) returns varchar(20) no sql<text:line-break/>begin<text:line-break/>declare resultado varchar(20);<text:line-break/>declare resto int;<text:line-break/>set resto=mod(num, 2);<text:line-break/><text:line-break/>if resto=0 then<text:line-break/>set resultado="el numero es par";<text:line-break/>else<text:line-break/>set resultado="el numero es impar";<text:line-break/>end if;<text:line-break/><text:line-break/>return resultado;<text:line-break/>END//<text:span text:style-name="T6"/></text:p>
      <text:p text:style-name="P16"/>
      <text:p text:style-name="P7"><text:span text:style-name="T2">Ejercicio 7.-</text:span><text:span text:style-name="T1"> Realiza una función que calcule la </text:span><text:span text:style-name="T2">raíz cuadrada</text:span><text:span text:style-name="T1"> de un número siempre y cuando sea divisible por 5.</text:span></text:p>
      <text:p text:style-name="P2"><text:span text:style-name="T3">- El usuario</text:span><text:span text:style-name="T4"> insertará 1 número </text:span><text:span text:style-name="T3">en la ejecución de la función</text:span></text:p>
      <text:p text:style-name="P11">- La máquina calculará a través del resto si el número es divisible por 5</text:p>
      <text:p text:style-name="P11">- La función devolverá el resultado en una frase dependiendo del calculo anterior</text:p>
      <text:p text:style-name="P12">- Si el número es divisible por 5, calcula la raíz cuadrada (por ejemplo, “La raíz cuadrada del número 25 es 5”)</text:p>
      <text:p text:style-name="P12">- Si el número no es divisible por 5, muestra un error como resultado (por ejemplo, “Error de calculo”)</text:p>
      <text:p text:style-name="P12"/>
      <text:p text:style-name="P16">DELIMITER //<text:line-break/>create function ej7(num int) returns varchar(50) no sql<text:line-break/>begin<text:line-break/>declare resultado varchar(50);<text:line-break/>declare resto int;<text:line-break/>set resto=mod(num, 5);<text:line-break/><text:line-break/>if resto=0 then<text:line-break/>set resultado=concat("la raiz de ", num, " es igual a ", sqrt(num));<text:line-break/>else<text:line-break/>set resultado="Error de calculo";<text:line-break/>end if;<text:line-break/><text:line-break/>return resultado;<text:line-break/>END/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 Light" svg:font-family="'Calibri Light'"/>
    <style:font-face style:name="Calibri1" svg:font-family="Calibri" style:font-family-generic="swiss" style:font-pitch="variable"/>
    <style:font-face style:name="Cambria Math" svg:font-family="'Cambria Math'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Calibri1" fo:font-size="11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27T10:43:42.971000000</dc:date>
    <meta:editing-duration>PT1H9M47S</meta:editing-duration>
    <meta:editing-cycles>3</meta:editing-cycles>
    <meta:generator>LibreOffice/7.6.5.2$Windows_X86_64 LibreOffice_project/38d5f62f85355c192ef5f1dd47c5c0c0c6d6598b</meta:generator>
    <meta:document-statistic meta:table-count="0" meta:image-count="0" meta:object-count="0" meta:page-count="3" meta:paragraph-count="51" meta:word-count="824" meta:character-count="4978" meta:non-whitespace-character-count="4195"/>
  </office:meta>
</office:document-meta>
</file>